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C0000015AD8AFA1F5.png" manifest:media-type="image/png"/>
  <manifest:file-entry manifest:full-path="Pictures/10000000000007D000000C305F6F64F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2" text:anchor-type="paragraph" svg:x="14.24cm" svg:y="-2cm" svg:width="13.46cm" svg:height="21.001cm" draw:z-index="1"><draw:image xlink:href="Pictures/10000000000007D000000C305F6F64F3.png" xlink:type="simple" xlink:show="embed" xlink:actuate="onLoad"/></draw:frame><draw:frame draw:style-name="fr1" draw:name="Grafik1" text:anchor-type="paragraph" svg:x="-0.903cm" svg:y="1.266cm" svg:width="14.238cm" svg:height="14.155cm" draw:z-index="0"><draw:image xlink:href="Pictures/100000000000015C0000015AD8AFA1F5.png" xlink:type="simple" xlink:show="embed" xlink:actuate="onLoad"/></draw:frame></text:p>
      <text:p text:style-name="Standard">by xkcd.co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22:59:32</meta:creation-date>
    <dc:date>2013-03-07T23:02:26</dc:date>
    <meta:editing-duration>P0D</meta:editing-duration>
    <meta:editing-cycles>1</meta:editing-cycles>
    <meta:document-statistic meta:table-count="0" meta:image-count="2" meta:object-count="0" meta:page-count="1" meta:paragraph-count="1" meta:word-count="2" meta:character-count="11" meta:non-whitespace-character-count="10"/>
    <meta:generator>LibreOffice/3.5$Linux_X86_64 LibreOffice_project/350m1$Build-2</meta:generator>
  </office:meta>
</office:document-meta>
</file>